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/>
    <style:font-face style:name="Tahoma1" svg:font-family="Tahoma"/>
    <style:font-face style:name="Arial1" svg:font-family="Arial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color="#000000" fo:language="ru" fo:country="RU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fo:language="ru" fo:country="RU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fo:color="#000000" fo:language="ru" fo:country="RU"/>
    </style:style>
    <style:style style:name="P16" style:family="paragraph" style:parent-style-name="Heading_20_3">
      <style:paragraph-properties fo:margin-left="0cm" fo:margin-right="0cm" fo:text-indent="0cm" style:auto-text-indent="false"/>
      <style:text-properties fo:language="ru" fo:country="RU"/>
    </style:style>
    <style:style style:name="P17" style:family="paragraph" style:parent-style-name="Heading_20_3">
      <style:paragraph-properties fo:margin-left="0cm" fo:margin-right="0cm" fo:text-indent="0cm" style:auto-text-indent="false" fo:break-before="page"/>
      <style:text-properties fo:language="ru" fo:country="RU"/>
    </style:style>
    <style:style style:name="P18" style:family="paragraph" style:parent-style-name="Text_20_body">
      <style:text-properties fo:language="ru" fo:country="RU"/>
    </style:style>
    <style:style style:name="P19" style:family="paragraph" style:parent-style-name="Text_20_body">
      <style:paragraph-properties fo:text-align="start" style:justify-single-word="false"/>
      <style:text-properties fo:language="ru" fo:country="RU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fo:language="ru" fo:country="RU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fo:color="#000000" fo:language="ru" fo:country="RU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1.251cm" fo:margin-right="0cm" fo:text-indent="0cm" style:auto-text-indent="false" fo:break-before="page"/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ru" fo:country="RU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fo:language="ru" fo:country="RU"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660000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 style:font-weight-complex="bold"/>
    </style:style>
    <style:style style:name="T7" style:family="text">
      <style:text-properties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name-asian="Courier New" style:font-weight-asian="normal" style:font-name-complex="Courier New" style:font-weight-complex="normal"/>
    </style:style>
    <style:style style:name="T12" style:family="text">
      <style:text-properties fo:color="#80000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solid"/>
    </style:style>
    <style:style style:name="T1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Описание API к YNDb</text:h>
      <text:p text:style-name="P19"/>
      <text:p text:style-name="P19">YNDb – это ядро для базы данных (название для самой базы я ещё не придумал :) ). Оно организовано в виде класса на PHP5 с набором public и private свойств. Тем не менее, никаких специфических свойств PHP5 не используется, и убрав все слова «public» и «private», а также добавив «var» для пары свойств, переименовав __construct() в YNDb(), получится класс, который работает на PHP 4.3+. Также будет необходимо вручную вызывать деструктор класса, если вы хотите избежать утечек памяти (в PHP5, конечно же, деструктор вызывается автоматически).</text:p>
      <text:h text:style-name="P2" text:outline-level="2">Контроль ошибок</text:h>
      <text:p text:style-name="P18"/>
      <text:p text:style-name="P18">Все функции возвращают строго булевый <text:span text:style-name="T8">FALSE</text:span> в случае ошибки. Для получения текста ошибки нужно вызвать метод get_error().</text:p>
      <text:h text:style-name="P2" text:outline-level="2">Описание методов</text:h>
      <text:p text:style-name="P18"/>
      <text:p text:style-name="P18">Здесь описаны реализованные методы, а заодно и типы данных, которые поддерживаются базой.</text:p>
      <text:h text:style-name="P16" text:outline-level="3"><text:span text:style-name="T1">__construct(</text:span><text:span text:style-name="T2">$d</text:span><text:span text:style-name="T1">)</text:span></text:h>
      <text:p text:style-name="P20"/>
      <text:p text:style-name="P20">Конструктор класса. Вызывается каждый раз, когда создаётся новый экземпляр класса.</text:p>
      <text:p text:style-name="P20"/>
      <text:p text:style-name="P24"><text:span text:style-name="T3">Принимает:</text:span> </text:p>
      <text:p text:style-name="P20"/>
      <text:p text:style-name="P20"><text:span text:style-name="T5">$d</text:span> <text:span text:style-name="T7">– </text:span>название рабочей директории для базы данных.</text:p>
      <text:p text:style-name="P20"/>
      <text:p text:style-name="P24"><text:span text:style-name="T3">Возвращает:</text:span> </text:p>
      <text:p text:style-name="P20"/>
      <text:p text:style-name="P20"><text:span text:style-name="T8">TRUE</text:span> в случае успеха и <text:span text:style-name="T8">FALSE</text:span> в случае ошибки.</text:p>
      <text:p text:style-name="P20"/>
      <text:h text:style-name="P16" text:outline-level="3"><text:span text:style-name="T1">create(</text:span><text:span text:style-name="T2">$name</text:span><text:span text:style-name="T1">,</text:span> <text:span text:style-name="T2">$fields</text:span><text:span text:style-name="T1">,</text:span> <text:span text:style-name="T2">$params</text:span> <text:span text:style-name="T1">=</text:span> <text:span text:style-name="T8">array</text:span><text:span text:style-name="T1">())</text:span></text:h>
      <text:p text:style-name="P21"/>
      <text:p text:style-name="P3">Создание таблицы с полями <text:span text:style-name="T5">$fields</text:span> и дополнительными параметрами <text:span text:style-name="T5">$params</text:span>.</text:p>
      <text:p text:style-name="P3"><text:soft-page-break/></text:p>
      <text:p text:style-name="P12">Поддерживаемые типы полей:</text:p>
      <text:p text:style-name="P4"/>
      <text:p text:style-name="P5"><text:span text:style-name="T5">BYTE<text:tab/><text:tab/> </text:span>8-битное число (от -128 до 127)</text:p>
      <text:p text:style-name="P5"><text:span text:style-name="T5">INT<text:tab/><text:tab/> </text:span>32-битное число (от -2 147 483 648 до 2 147 483 647)</text:p>
      <text:p text:style-name="P5"><text:span text:style-name="T5">TINYTEXT<text:tab/> </text:span><text:span text:style-name="T10">строка не длиннее </text:span>256 символов</text:p>
      <text:p text:style-name="P5"><text:span text:style-name="T5">TEXT<text:tab/><text:tab/> </text:span><text:span text:style-name="T10">строка не длиннее</text:span> 65 536 символов</text:p>
      <text:p text:style-name="P5"><text:span text:style-name="T5">LONGTEXT<text:tab/> </text:span><text:span text:style-name="T10">строка не длиннее</text:span> MAXLEN символов</text:p>
      <text:p text:style-name="P5"><text:span text:style-name="T6">DOUBLE<text:tab/> </text:span><text:span text:style-name="T11">число с плавающей запятой</text:span></text:p>
      <text:p text:style-name="P6"/>
      <text:p text:style-name="P6">При возникновении потребности, возможно расширение списка (пока что нужно считать все типы, которые приводятся к данным, правильными, и только те, которые никаким образом несовместимы с этими, нужно считать за ошибку).</text:p>
      <text:p text:style-name="P6"/>
      <text:p text:style-name="P13">Индексы:</text:p>
      <text:p text:style-name="P7"/>
      <text:p text:style-name="P9">PRIMARY KEY<text:tab/><text:span text:style-name="T10">обязательное поле, которое совпадает с AUTO_INCREMENT. Если поле объявлено как PRIMARY KEY и в нём нет AUTO_INCREMENT, оно должно быть переклассифицировано как UNIQUE, и отдельно создано поле с AUTO_INCREMENT</text:span></text:p>
      <text:p text:style-name="P10"/>
      <text:p text:style-name="P9">UNIQUE<text:tab/><text:tab/><text:span text:style-name="T10">необязательные поля, значения которых не могут повторяться. UNIQUE индекс имеет в основном более высокую производительность, чем INDEX</text:span></text:p>
      <text:p text:style-name="P10"/>
      <text:p text:style-name="P9">INDEX<text:tab/><text:tab/><text:span text:style-name="T10">необязательные поля, которые отличаются от UNIQUE тем, что значения в них могут быть повторены любое число раз. При большом количестве одинаковых значений для INDEX производительность может серьёзно упать (но всё равно остаться намного большей, чем при полном просмотре таблицы).</text:span></text:p>
      <text:p text:style-name="P10"/>
      <text:p text:style-name="P10"><text:span text:style-name="T5">FULLTEXT<text:tab/><text:tab/></text:span>пока не планируется (считать попытку добавления FULLTEXT индекса ошибкой)</text:p>
      <text:p text:style-name="P10"/>
      <text:p text:style-name="P10"><text:span text:style-name="T17">Для составных индексов вместо имени поля нужно писать имена полей, входящих в составной индекс, через запятую.</text:span> Запятые, кавычки и некоторые другие символы в качестве имен полей запрещены (база данных сама об этом скажет).</text:p>
      <text:p text:style-name="P5"/>
      <text:p text:style-name="P14">Принимает:</text:p>
      <text:p text:style-name="P8"/>
      <text:p text:style-name="P11"><text:span text:style-name="T5">$name</text:span> – название таблицы</text:p>
      <text:p text:style-name="P11"/>
      <text:p text:style-name="P11"><text:span text:style-name="T5">$fields</text:span> – массив в формате <text:span text:style-name="T8">array</text:span><text:span text:style-name="T5">( '</text:span><text:span text:style-name="T4">название поля 1</text:span><text:span text:style-name="T5">' =&gt; '</text:span><text:span text:style-name="T4">тип поля 1</text:span><text:span text:style-name="T5">', ..., '</text:span><text:span text:style-name="T4">название поля N</text:span><text:span text:style-name="T5">' =&gt; '</text:span><text:span text:style-name="T4">тип поля N</text:span><text:span text:style-name="T5">' )</text:span>. Описание типов смотри выше.</text:p>
      <text:p text:style-name="P11"/>
      <text:p text:style-name="P11"><text:span text:style-name="T5">$params</text:span> – массив с параметрами в формате </text:p>
      <text:p text:style-name="P11"><text:span text:style-name="T5"><text:tab/></text:span><text:span text:style-name="T8">array</text:span><text:span text:style-name="T5">(</text:span></text:p>
      <text:p text:style-name="P11"><text:tab/><text:span text:style-name="T5">'</text:span><text:span text:style-name="T4">AUTO_INCREMENT</text:span><text:span text:style-name="T5">'</text:span><text:tab/><text:span text:style-name="T5">=&gt;</text:span> '<text:span text:style-name="T4">имя AUTO_INCREMENT поля</text:span>',</text:p>
      <text:p text:style-name="P11"><text:soft-page-break/><text:tab/><text:span text:style-name="T5">['</text:span><text:span text:style-name="T4">INDEX</text:span><text:span text:style-name="T5">'</text:span><text:tab/><text:tab/><text:tab/><text:span text:style-name="T5">=&gt;</text:span> <text:span text:style-name="T8">array</text:span><text:span text:style-name="T5">( '</text:span><text:span text:style-name="T4">имя поля с индексом 1</text:span><text:span text:style-name="T5">', ...), ]</text:span></text:p>
      <text:p text:style-name="P11"><text:tab/><text:span text:style-name="T5">['</text:span><text:span text:style-name="T4">UNIQUE</text:span><text:span text:style-name="T5">'</text:span><text:tab/><text:tab/><text:tab/><text:span text:style-name="T5">=&gt;</text:span> <text:span text:style-name="T8">array</text:span><text:span text:style-name="T5">( '</text:span><text:span text:style-name="T4">имя UNIQUE поля 1</text:span><text:span text:style-name="T5">', ...), ]</text:span></text:p>
      <text:p text:style-name="P11"><text:tab/><text:span text:style-name="T5">)</text:span></text:p>
      <text:p text:style-name="P11"/>
      <text:h text:style-name="P16" text:outline-level="3"><text:span text:style-name="T1">insert(</text:span><text:span text:style-name="T2">$name</text:span><text:span text:style-name="T1">,</text:span> <text:span text:style-name="T2">$data</text:span><text:span text:style-name="T1">)</text:span></text:h>
      <text:p text:style-name="P21"/>
      <text:p text:style-name="P21">Вставить запись в таблицу</text:p>
      <text:p text:style-name="P21"/>
      <text:p text:style-name="P25">Принимает:</text:p>
      <text:p text:style-name="P22"/>
      <text:p text:style-name="P22"><text:span text:style-name="T5">$name</text:span> – имя таблицы</text:p>
      <text:p text:style-name="P22"/>
      <text:p text:style-name="P22"><text:span text:style-name="T5">$data</text:span> – массив вставляемых значений формата <text:span text:style-name="T5">array</text:span>( '<text:span text:style-name="T4">имя столбца 1</text:span>' =&gt; '<text:span text:style-name="T4">вставляемое значение 1</text:span>', ... )</text:p>
      <text:p text:style-name="P22"/>
      <text:p text:style-name="P25">Возвращает:</text:p>
      <text:p text:style-name="P22"/>
      <text:p text:style-name="P22"><text:span text:style-name="T8">TRUE</text:span> в случае успеха и <text:span text:style-name="T8">FALSE</text:span> в случае ошибки.</text:p>
      <text:p text:style-name="P26"/>
      <text:h text:style-name="P16" text:outline-level="3"><text:span text:style-name="T1">select(</text:span><text:span text:style-name="T2">$name</text:span><text:span text:style-name="T1">,</text:span> <text:span text:style-name="T2">$crit </text:span><text:span text:style-name="T1">=</text:span><text:span text:style-name="T2"> </text:span><text:span text:style-name="T8">array</text:span><text:span text:style-name="T1">())</text:span></text:h>
      <text:p text:style-name="P21"/>
      <text:p text:style-name="P21">Выбрать записи из таблицы</text:p>
      <text:p text:style-name="P21"/>
      <text:p text:style-name="P25">Принимает:</text:p>
      <text:p text:style-name="P22"/>
      <text:p text:style-name="P22"><text:span text:style-name="T5">$name</text:span> – имя таблицы</text:p>
      <text:p text:style-name="P22"/>
      <text:p text:style-name="P22"><text:span text:style-name="T5">$crit</text:span> – массив критериев выборки. все ключи являются необязательными</text:p>
      <text:p text:style-name="P26"/>
      <text:p text:style-name="P25">Возможные ключи <text:span text:style-name="T12">$crit</text:span>:</text:p>
      <text:p text:style-name="P25"/>
      <text:p text:style-name="P25"><text:tab/><text:span text:style-name="T13">cond</text:span><text:span text:style-name="T14"><text:tab/><text:tab/>– <text:s/>условие, в виде </text:span><text:span text:style-name="T9">array</text:span><text:span text:style-name="T13">(</text:span><text:span text:style-name="T14"> </text:span><text:span text:style-name="T10">TOKEN1</text:span><text:span text:style-name="T13">,</text:span><text:span text:style-name="T14"> </text:span><text:span text:style-name="T10">TOKEN2</text:span><text:span text:style-name="T13">, ... )</text:span><text:span text:style-name="T14">. Если <text:tab/><text:tab/><text:tab/><text:tab/> <text:s text:c="3"/>условие только одно, оно может быть задано в виде <text:tab/><text:tab/><text:tab/><text:tab/> <text:s text:c="3"/>строки </text:span><text:span text:style-name="T13">'</text:span><text:span text:style-name="T14">ИМЯ_ПОЛЯ ОПЕРАТОР ЗНАЧЕНИЕ</text:span><text:span text:style-name="T13">'</text:span></text:p>
      <text:p text:style-name="P25"><text:span text:style-name="T14"><text:tab/></text:span><text:span text:style-name="T13">limit</text:span><text:span text:style-name="T14"><text:tab/><text:tab/>– <text:s/>полный аналог LIMIT в MySQL. В виде строки <text:tab/><text:tab/><text:tab/><text:tab/> <text:s text:c="3"/></text:span><text:span text:style-name="T13">'</text:span><text:span text:style-name="T15">NUM1</text:span><text:span text:style-name="T13">[,</text:span><text:span text:style-name="T15">NUM2</text:span><text:span text:style-name="T13">]'</text:span><text:span text:style-name="T14"> или массива </text:span><text:span text:style-name="T9">array</text:span><text:span text:style-name="T13">(</text:span><text:span text:style-name="T15">NUM1</text:span><text:span text:style-name="T13">[,</text:span><text:span text:style-name="T14"> </text:span><text:span text:style-name="T15">NUM2</text:span><text:span text:style-name="T13">])</text:span><text:span text:style-name="T14">. По </text:span><text:soft-page-break/><text:span text:style-name="T14"><text:tab/><text:tab/><text:tab/> <text:s text:c="3"/>умолчанию лимит равен </text:span><text:span text:style-name="T15">1000</text:span><text:span text:style-name="T14"> строк</text:span></text:p>
      <text:p text:style-name="P25"><text:span text:style-name="T14"><text:tab/></text:span><text:span text:style-name="T13">order</text:span><text:span text:style-name="T14"><text:tab/><text:tab/>– <text:s/>порядок сортировки. Указывается в виде массива <text:tab/><text:tab/><text:tab/><text:tab/> <text:s text:c="3"/></text:span><text:span text:style-name="T9">array</text:span><text:span text:style-name="T13">(</text:span><text:span text:style-name="T14"> </text:span><text:span text:style-name="T16">ИМЯ_ПОЛЯ,</text:span><text:span text:style-name="T14"> </text:span><text:span text:style-name="T13">(</text:span><text:span text:style-name="T10">SORT_ASC </text:span><text:span text:style-name="T13">| </text:span><text:span text:style-name="T10">SORT_DESC</text:span><text:span text:style-name="T13">) )</text:span></text:p>
      <text:p text:style-name="P22"/>
      <text:p text:style-name="P23"/>
      <text:p text:style-name="P22"><text:span text:style-name="T5">col</text:span><text:tab/><text:tab/>– <text:s/>список возвращаемых полей, через запятую. Также <text:tab/><text:tab/><text:tab/> <text:s text:c="3"/>может быть указано <text:span text:style-name="T5">'*'</text:span> для возвращения всех полей. По <text:tab/><text:tab/> <text:s text:c="3"/>умолчанию возвращаются все поля.</text:p>
      <text:p text:style-name="P22"><text:span text:style-name="T5">explain</text:span><text:tab/>– <text:s/>если стоит в <text:span text:style-name="T8">true</text:span>, то вместо возвращения результата будет <text:tab/><text:tab/> <text:s text:c="3"/>возвращена строка, описывающее план выполнения <text:tab/><text:tab/><text:tab/> <text:s text:c="3"/>запроса</text:p>
      <text:p text:style-name="P25">Поддерживаемые токены:</text:p>
      <text:p text:style-name="P26"><text:tab/><text:span text:style-name="T5">'</text:span>(<text:span text:style-name="T5">'<text:tab/></text:span>– открывающая скобка. управляет приоритетом операции</text:p>
      <text:p text:style-name="P26"><text:tab/><text:span text:style-name="T5">'</text:span>)<text:span text:style-name="T5">'<text:tab/></text:span>– закрывающая скобка</text:p>
      <text:p text:style-name="P26"><text:tab/><text:span text:style-name="T5">'</text:span>AND<text:span text:style-name="T5">' – </text:span>логическое «И». имеет больший приоритет, чем «ИЛИ»</text:p>
      <text:p text:style-name="P26"><text:tab/><text:span text:style-name="T5">'</text:span>OR<text:span text:style-name="T5">'</text:span><text:tab/>– логическое «ИЛИ»</text:p>
      <text:p text:style-name="P26"><text:tab/><text:span text:style-name="T8">array</text:span><text:span text:style-name="T5">(</text:span> <text:span text:style-name="T4">ИМЯ_ПОЛЯ</text:span>, <text:span text:style-name="T4">ОПЕРАТОР</text:span>, <text:span text:style-name="T4">ЗНАЧЕНИЕ</text:span> <text:span text:style-name="T5">)</text:span> – стандартное условие. <text:tab/><text:tab/> <text:s text:c="3"/>поддерживаются операторы <text:span text:style-name="T4">=</text:span><text:span text:style-name="T5">,</text:span> <text:span text:style-name="T4">&gt;</text:span><text:span text:style-name="T5">,</text:span> <text:span text:style-name="T4">&lt;</text:span><text:span text:style-name="T5">,</text:span> <text:span text:style-name="T4">IN</text:span>. Для оператора <text:span text:style-name="T4">IN</text:span> <text:tab/><text:tab/><text:tab/> <text:s text:c="3"/>значение должно быть массивом из значений в виде <text:tab/><text:tab/><text:tab/><text:tab/> <text:s text:c="3"/><text:span text:style-name="T8">array</text:span><text:span text:style-name="T5">(</text:span><text:span text:style-name="T4">value1</text:span><text:span text:style-name="T5">, </text:span><text:span text:style-name="T4">value2</text:span><text:span text:style-name="T5">, ...)</text:span></text:p>
      <text:p text:style-name="P25">Возвращает:</text:p>
      <text:p text:style-name="P22">Список строк в формате <text:span text:style-name="T8">array</text:span><text:span text:style-name="T5">(</text:span> <text:span text:style-name="T8">array</text:span><text:span text:style-name="T5">('</text:span><text:span text:style-name="T4">field1</text:span><text:span text:style-name="T5">' =&gt; '</text:span><text:span text:style-name="T4">value1</text:span><text:span text:style-name="T5">', …), … )</text:span> в случае успеха и <text:span text:style-name="T8">FALSE</text:span> в случае ошибки.</text:p>
      <text:p text:style-name="P26"/>
      <text:h text:style-name="P16" text:outline-level="3"><text:span text:style-name="T1">delete(</text:span><text:span text:style-name="T2">$name</text:span><text:span text:style-name="T1">,</text:span> <text:span text:style-name="T2">$crit</text:span><text:span text:style-name="T1">)</text:span></text:h>
      <text:p text:style-name="P21"/>
      <text:p text:style-name="P21">Удалить данные из таблицы по критерию <text:span text:style-name="T12">$crit</text:span>.</text:p>
      <text:p text:style-name="P21"/>
      <text:p text:style-name="P25">Принимает:</text:p>
      <text:p text:style-name="P22"/>
      <text:p text:style-name="P22"><text:span text:style-name="T5">$name</text:span> – имя таблицы</text:p>
      <text:p text:style-name="P22"/>
      <text:p text:style-name="P22"><text:span text:style-name="T5">$crit</text:span> – массив с критериями, в таком же формате, как для select()</text:p>
      <text:p text:style-name="P22"/>
      <text:p text:style-name="P25">Возвращает:</text:p>
      <text:p text:style-name="P22"/>
      <text:p text:style-name="P22">Список удаленных записей (в таком же формате, как и select()) в случае успеха и <text:span text:style-name="T8">FALSE</text:span> в случае ошибки.</text:p>
      <text:p text:style-name="P26"/>
      <text:h text:style-name="P15" text:outline-level="3"/>
      <text:h text:style-name="P17" text:outline-level="3"><text:span text:style-name="T1">update(</text:span><text:span text:style-name="T2">$name</text:span><text:span text:style-name="T1">,</text:span> <text:span text:style-name="T2">$crit</text:span><text:span text:style-name="T1">,</text:span><text:span text:style-name="T2"> $new_data</text:span><text:span text:style-name="T1">)</text:span></text:h>
      <text:p text:style-name="P21"/>
      <text:p text:style-name="P21">Обновить значения строк, соответствующих <text:span text:style-name="T12">$crit</text:span>, значениями, указанными в<text:span text:style-name="T12"> $new_data</text:span>.</text:p>
      <text:p text:style-name="P21"/>
      <text:p text:style-name="P25">Принимает:</text:p>
      <text:p text:style-name="P22"/>
      <text:p text:style-name="P22"><text:span text:style-name="T5">$name</text:span> – имя таблицы</text:p>
      <text:p text:style-name="P22"/>
      <text:p text:style-name="P22"><text:span text:style-name="T5">$crit</text:span> – массив с критериями, в таком же формате, как для select()</text:p>
      <text:p text:style-name="P22"/>
      <text:p text:style-name="P22"><text:span text:style-name="T5">$new_data</text:span> – массив новых значений в таком же формате, как для insert()</text:p>
      <text:p text:style-name="P22"/>
      <text:p text:style-name="P25">Возвращает:</text:p>
      <text:p text:style-name="P22"/>
      <text:p text:style-name="P22">Список обновлённых записей (в таком же формате, как и select()) в случае успеха и <text:span text:style-name="T8">FALSE</text:span> в случае ошиб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/>
    <style:font-face style:name="Tahoma1" svg:font-family="Tahoma"/>
    <style:font-face style:name="Arial1" svg:font-family="Arial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wangz</meta:initial-creator>
    <meta:creation-date>2006-01-13T16:57:37</meta:creation-date>
    <dc:date>2010-03-12T13:22:52.54</dc:date>
    <dc:language>en-US</dc:language>
    <meta:editing-cycles>23</meta:editing-cycles>
    <meta:editing-duration>PT02H19M42S</meta:editing-duration>
    <meta:document-statistic meta:table-count="0" meta:image-count="0" meta:object-count="0" meta:page-count="6" meta:paragraph-count="78" meta:word-count="778" meta:character-count="5255"/>
    <meta:user-defined meta:name="Info 1"/>
    <meta:user-defined meta:name="Info 2"/>
    <meta:user-defined meta:name="Info 3"/>
    <meta:user-defined meta:name="Info 4"/>
  </office:meta>
</office:document-meta>
</file>